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B7C0B9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Helvetica" svg:font-family="Helvetica, 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rsid="0017f266" officeooo:paragraph-rsid="0017f266"/>
    </style:style>
    <style:style style:name="P2" style:family="paragraph" style:parent-style-name="Title">
      <style:text-properties officeooo:rsid="0013d499" officeooo:paragraph-rsid="0013d499"/>
    </style:style>
    <style:style style:name="P3" style:family="paragraph" style:parent-style-name="Subtitle">
      <style:text-properties officeooo:paragraph-rsid="0015ceea"/>
    </style:style>
    <style:style style:name="P4" style:family="paragraph" style:parent-style-name="Subtitle">
      <style:text-properties officeooo:rsid="0017f266" officeooo:paragraph-rsid="0017f266"/>
    </style:style>
    <style:style style:name="P5" style:family="paragraph" style:parent-style-name="Subtitle">
      <style:text-properties officeooo:rsid="0018dc35" officeooo:paragraph-rsid="0018dc35"/>
    </style:style>
    <style:style style:name="P6" style:family="paragraph" style:parent-style-name="Standard">
      <style:text-properties officeooo:rsid="0017f266" officeooo:paragraph-rsid="0017f266"/>
    </style:style>
    <style:style style:name="P7" style:family="paragraph" style:parent-style-name="Text_20_body">
      <style:text-properties officeooo:rsid="0013d499" officeooo:paragraph-rsid="001432b9"/>
    </style:style>
    <style:style style:name="P8" style:family="paragraph" style:parent-style-name="Text_20_body">
      <style:text-properties officeooo:rsid="0013d499" officeooo:paragraph-rsid="0015ceea"/>
    </style:style>
    <style:style style:name="P9" style:family="paragraph" style:parent-style-name="Text_20_body">
      <style:text-properties officeooo:rsid="001619b5" officeooo:paragraph-rsid="001619b5"/>
    </style:style>
    <style:style style:name="P10" style:family="paragraph" style:parent-style-name="Text_20_body">
      <style:text-properties officeooo:rsid="0017f266" officeooo:paragraph-rsid="0017f266"/>
    </style:style>
    <style:style style:name="P11" style:family="paragraph" style:parent-style-name="Text_20_body">
      <style:text-properties officeooo:rsid="0018dc35" officeooo:paragraph-rsid="001a68fa"/>
    </style:style>
    <style:style style:name="P12" style:family="paragraph" style:parent-style-name="Text_20_body">
      <style:text-properties officeooo:rsid="001a68fa" officeooo:paragraph-rsid="001a68fa"/>
    </style:style>
    <style:style style:name="P13" style:family="paragraph" style:parent-style-name="Text_20_body">
      <style:text-properties officeooo:rsid="001af6a9" officeooo:paragraph-rsid="001c5be7"/>
    </style:style>
    <style:style style:name="P14" style:family="paragraph" style:parent-style-name="Text_20_body">
      <style:text-properties officeooo:rsid="001c5be7" officeooo:paragraph-rsid="001c5be7"/>
    </style:style>
    <style:style style:name="P15" style:family="paragraph" style:parent-style-name="Text_20_body">
      <style:text-properties fo:font-style="italic" officeooo:rsid="001c5be7" officeooo:paragraph-rsid="001c5be7" style:font-style-asian="italic" style:font-style-complex="italic"/>
    </style:style>
    <style:style style:name="P16" style:family="paragraph" style:parent-style-name="Text_20_body">
      <style:text-properties fo:font-style="normal" officeooo:rsid="001f05db" officeooo:paragraph-rsid="001f05db" style:font-style-asian="normal" style:font-style-complex="normal"/>
    </style:style>
    <style:style style:name="P1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justify" fo:text-indent="0cm"/>
    </style:style>
    <style:style style:name="P2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432b9"/>
    </style:style>
    <style:style style:name="T2" style:family="text">
      <style:text-properties officeooo:rsid="0015ceea"/>
    </style:style>
    <style:style style:name="T3" style:family="text">
      <style:text-properties officeooo:rsid="001619b5"/>
    </style:style>
    <style:style style:name="T4" style:family="text">
      <style:text-properties officeooo:rsid="0017f266"/>
    </style:style>
    <style:style style:name="T5" style:family="text">
      <style:text-properties officeooo:rsid="0018dc35"/>
    </style:style>
    <style:style style:name="T6" style:family="text">
      <style:text-properties officeooo:rsid="001a68fa"/>
    </style:style>
    <style:style style:name="T7" style:family="text">
      <style:text-properties officeooo:rsid="001c5be7"/>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cf8a" style:font-style-asian="normal" style:font-style-complex="normal"/>
    </style:style>
    <style:style style:name="T11" style:family="text">
      <style:text-properties fo:font-style="normal" officeooo:rsid="001f05db" style:font-style-asian="normal" style:font-style-complex="normal"/>
    </style:style>
    <style:style style:name="T1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Helvetica"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8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list-style-name="L9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list-style-name="L9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list-style-name="L9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3.32cm" fo:min-width="0cm" fo:padding-top="0.125cm" fo:padding-bottom="0.125cm" fo:padding-left="0.25cm" fo:padding-right="0.25cm" draw:shadow="hidden" draw:shadow-offset-x="0.199cm" draw:shadow-offset-y="0.199cm" draw:shadow-color="#808080" style:run-through="foreground"/>
    </style:style>
    <style:style style:name="gr6" style:family="graphic" style:list-style-name="L9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list-style-name="L9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45cm" fo:min-width="0cm" fo:padding-top="0.125cm" fo:padding-bottom="0.125cm" fo:padding-left="0.25cm" fo:padding-right="0.25cm" draw:shadow="hidden" draw:shadow-offset-x="0.199cm" draw:shadow-offset-y="0.199cm" draw:shadow-color="#808080" style:run-through="foreground"/>
    </style:style>
    <style:style style:name="gr8" style:family="graphic" style:list-style-name="L9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list-style-name="L9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list-style-name="L9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list-style-name="L9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list-style-name="L9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list-style-name="L10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list-style-name="L10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list-style-name="L10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list-style-name="L10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list-style-name="L10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list-style-name="L10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list-style-name="L10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list-style-name="L10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1" style:family="graphic" style:list-style-name="L10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22" style:family="graphic" style:list-style-name="L10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list-style-name="L11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24" style:family="graphic" style:list-style-name="L11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11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list-style-name="L11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11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list-style-name="L11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list-style-name="L11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list-style-name="L11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1" style:family="graphic" style:list-style-name="L11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list-style-name="L11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33" style:family="graphic" style:list-style-name="L12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12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list-style-name="L12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list-style-name="L123">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12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list-style-name="L125">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list-style-name="L12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0" style:family="graphic" style:list-style-name="L12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1" style:family="graphic" style:list-style-name="L12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list-style-name="L12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3" style:family="graphic" style:list-style-name="L13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44" style:family="graphic" style:list-style-name="L13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13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list-style-name="L13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34">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13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9" style:family="graphic" style:list-style-name="L13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list-style-name="L13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list-style-name="L13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3.32cm" fo:min-width="0cm" fo:padding-top="0.125cm" fo:padding-bottom="0.125cm" fo:padding-left="0.25cm" fo:padding-right="0.25cm" draw:shadow="hidden" draw:shadow-offset-x="0.199cm" draw:shadow-offset-y="0.199cm" draw:shadow-color="#808080" style:run-through="foreground"/>
    </style:style>
    <style:style style:name="gr52" style:family="graphic" style:list-style-name="L13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53" style:family="graphic" style:list-style-name="L14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45cm" fo:min-width="0cm" fo:padding-top="0.125cm" fo:padding-bottom="0.125cm" fo:padding-left="0.25cm" fo:padding-right="0.25cm" draw:shadow="hidden" draw:shadow-offset-x="0.199cm" draw:shadow-offset-y="0.199cm" draw:shadow-color="#808080" style:run-through="foreground"/>
    </style:style>
    <style:style style:name="gr54" style:family="graphic" style:list-style-name="L14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5" style:family="graphic" style:list-style-name="L14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6" style:family="graphic" style:list-style-name="L14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list-style-name="L14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list-style-name="L14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9" style:family="graphic" style:list-style-name="L14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0" style:family="graphic" style:list-style-name="L14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1" style:family="graphic" style:list-style-name="L14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2" style:family="graphic" style:list-style-name="L14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3" style:family="graphic" style:list-style-name="L15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64" style:family="graphic" style:list-style-name="L15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5" style:family="graphic" style:list-style-name="L15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66" style:family="graphic" style:list-style-name="L15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15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list-style-name="L15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15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list-style-name="L15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15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list-style-name="L15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3" style:family="graphic" style:list-style-name="L16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4" style:family="graphic" style:list-style-name="L16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75" style:family="graphic" style:list-style-name="L16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list-style-name="L16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16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165">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9" style:family="graphic" style:list-style-name="L16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0" style:family="graphic" style:list-style-name="L16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list-style-name="L16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2" style:family="graphic" style:list-style-name="L16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3" style:family="graphic" style:list-style-name="L17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4" style:family="graphic" style:list-style-name="L17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5" style:family="graphic" style:list-style-name="L17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86" style:family="graphic" style:list-style-name="L17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list-style-name="L17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17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list-style-name="L176">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17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1" style:family="graphic" style:list-style-name="L17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92" style:family="graphic" style:list-style-name="L17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3" style:family="graphic" style:list-style-name="L18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18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5" style:family="graphic" style:list-style-name="L18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6" style:family="graphic" style:list-style-name="L18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7" style:family="graphic" style:list-style-name="L18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98" style:family="graphic" style:list-style-name="L18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18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list-style-name="L18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list-style-name="L18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list-style-name="L18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3" style:family="graphic" style:list-style-name="L19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list-style-name="L19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5" style:family="graphic" style:list-style-name="L19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6" style:family="graphic" style:list-style-name="L19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107" style:family="graphic" style:list-style-name="L19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list-style-name="L19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list-style-name="L19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list-style-name="L19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list-style-name="L19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2" style:family="graphic" style:list-style-name="L19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list-style-name="L20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4" style:family="graphic" style:list-style-name="L20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5" style:family="graphic" style:list-style-name="L20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6" style:family="graphic" style:list-style-name="L20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117" style:family="graphic" style:list-style-name="L20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list-style-name="L20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list-style-name="L20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list-style-name="L20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list-style-name="L20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2" style:family="graphic" style:list-style-name="L20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kte/NPC/Gegner</text:p>
      <text:h text:style-name="P1" text:outline-level="3">Archetypen</text:h>
      <text:p text:style-name="P7"><text:span text:style-name="T4">Vorweg erkläre ich hier noch das Konzept des Archetypen, es handelt sich um Beispiele die man mehrmals instanzieren kann. <text:s/>Dies soll den Eingeb aufwand reduzieren. Die Instanz eines Archetypen kann dann noch vollständig abgeändert werden. Dazu ein Beispiel</text:span></text:p>
      <text:p text:style-name="P8"><text:span text:style-name="T1">Es gibt unter den Objekt Archetypen das Archetyp Messer, wenn ich nun ein Messer machen will instanziere ich das Messer und kriege die Messer Instanz Messer1, Messer1 kann ich dann nach belieben ändern jedoch sind jetzt schon die normalen Werte für ein Messer eingegeben.</text:span></text:p>
      <text:p text:style-name="P9">Ein wichtiger Punkt den ich durchziehen <text:span text:style-name="T4">möchte ist</text:span>, dass Archetypen nur mit Archetypen Relationen haben und instanzen nur mit instanzen. Ich überleg mir noch jeweils symbole zu all diesen « Typen »</text:p>
      <text:p text:style-name="P8"/>
      <text:p text:style-name="P3"><text:span text:style-name="T2">Gegner</text:span></text:p>
      <text:p text:style-name="Standard"><text:span text:style-name="T3">In der View für Gegner gibt es wieder eine Hierarchie, wobei es 3 verschiedene Eintràge gibt. Erstens die Ordner, diese sollten wieder ordner beinhalten können, dann kommen die Archetypen die sich in den Ordner befinden</text:span> <text:span text:style-name="T3">und nur Instanzen beinhalten können. Wenn ein Archetyp ausgewàhlt ist würde es etwa so aussehen,</text:span></text:p>
      <text:p text:style-name="Standard"><draw:g text:anchor-type="paragraph" draw:z-index="0" draw:style-name="gr1"><draw:line draw:style-name="gr2" draw:text-style-name="P17" svg:x1="1.884cm" svg:y1="0.401cm" svg:x2="1.884cm" svg:y2="7.001cm"><text:p/></draw:line><draw:line draw:style-name="gr3" draw:text-style-name="P17" svg:x1="0.095cm" svg:y1="7.058cm" svg:x2="14.995cm" svg:y2="7.058cm"><text:p/></draw:line><draw:line draw:style-name="gr4" draw:text-style-name="P17" svg:x1="9.396cm" svg:y1="0.457cm" svg:x2="9.396cm" svg:y2="7.057cm"><text:p/></draw:line><draw:frame draw:style-name="gr5" draw:text-style-name="P19" svg:width="3.185cm" svg:height="3.661cm" svg:x="-1cm" svg:y="0.658cm"><draw:text-box><text:p text:style-name="P18"><text:span text:style-name="T12">Welt</text:span></text:p><text:p text:style-name="P18"><text:span text:style-name="T12">|--Tiere</text:span></text:p><text:p text:style-name="P18"><text:span text:style-name="T12">|--Monster</text:span></text:p><text:p text:style-name="P18"><text:span text:style-name="T12">|--Humanoide</text:span></text:p><text:p text:style-name="P18"><text:span text:style-name="T12"><text:s text:c="3"/></text:span><text:span text:style-name="T12">|--</text:span><text:span text:style-name="T13">Soldaten</text:span></text:p><text:p text:style-name="P18"><text:span text:style-name="T12"><text:s text:c="3"/></text:span><text:span text:style-name="T12">|--Bewohner</text:span></text:p><text:p text:style-name="P18"><text:span text:style-name="T12"/></text:p></draw:text-box></draw:frame><draw:frame draw:style-name="gr6" draw:text-style-name="P19" svg:width="3.608cm" svg:height="0.74cm" svg:x="9.795cm" svg:y="0.434cm"><draw:text-box><text:p text:style-name="P18"><text:span text:style-name="T12">Soldaten</text:span></text:p></draw:text-box></draw:frame><draw:frame draw:style-name="gr7" draw:text-style-name="P19" svg:width="6.4cm" svg:height="3.661cm" svg:x="9.795cm" svg:y="1.263cm"><draw:text-box><text:p text:style-name="P18"><text:span text:style-name="T12">Beschreibung elfjwej</text:span></text:p><text:p text:style-name="P18"><text:span text:style-name="T12">Wefn</text:span></text:p><text:p text:style-name="P18"><text:span text:style-name="T12">Piewnf</text:span></text:p><text:p text:style-name="P18"><text:span text:style-name="T12">Pwenfpiewfnipfnpweifnewfn</text:span></text:p><text:p text:style-name="P18"><text:span text:style-name="T12">Ewfnwepwenfiwenf</text:span></text:p><text:p text:style-name="P18"><text:span text:style-name="T12">Weifw</text:span></text:p><text:p text:style-name="P18"><text:span text:style-name="T12">epfnewfinweofnweéfn</text:span></text:p></draw:text-box></draw:frame><draw:frame draw:style-name="gr8" draw:text-style-name="P17" svg:width="0.535cm" svg:height="0.551cm" svg:x="15.561cm" svg:y="0.407cm"><draw:image xlink:href="Pictures/100002010000002000000020B7C0B923.png" xlink:type="simple" xlink:show="embed" xlink:actuate="onLoad"><text:p/></draw:image></draw:frame><draw:frame draw:style-name="gr9" draw:text-style-name="P17" svg:width="0.535cm" svg:height="0.551cm" svg:x="15.461cm" svg:y="1.358cm"><draw:image xlink:href="Pictures/100002010000002000000020B7C0B923.png" xlink:type="simple" xlink:show="embed" xlink:actuate="onLoad"><text:p/></draw:image></draw:frame><draw:frame draw:style-name="gr10" draw:text-style-name="P17" svg:width="0.535cm" svg:height="0.551cm" svg:x="7.55cm" svg:y="4.902cm"><draw:image xlink:href="Pictures/100002010000002000000020B7C0B923.png" xlink:type="simple" xlink:show="embed" xlink:actuate="onLoad"><text:p/></draw:image></draw:frame><draw:frame draw:style-name="gr11" draw:text-style-name="P17" svg:width="0.535cm" svg:height="0.551cm" svg:x="0.995cm" svg:y="6.308cm"><draw:image xlink:href="Pictures/100002010000002000000020B7C0B923.png" xlink:type="simple" xlink:show="embed" xlink:actuate="onLoad"><text:p/></draw:image></draw:frame><draw:line draw:style-name="gr12" draw:text-style-name="P17" svg:x1="9.896cm" svg:y1="7.058cm" svg:x2="11.796cm" svg:y2="7.058cm"><text:p/></draw:line><draw:frame draw:style-name="gr13" draw:text-style-name="P21" svg:width="5.682cm" svg:height="3.904cm" svg:x="2.584cm" svg:y="0.601cm"><draw:text-box><text:p text:style-name="P18"><text:span text:style-name="T14">Attribute</text:span></text:p><text:p text:style-name="P18"><text:span text:style-name="T12">Leben :</text:span></text:p><text:p text:style-name="P18"><text:span text:style-name="T12">Ausdauer :Max:10 Zusatz:3</text:span></text:p><text:p text:style-name="P18"><text:span text:style-name="T12">Rüstung :</text:span></text:p><text:p text:style-name="P20"><text:span text:style-name="T15">Geschwindigkeit: 8 <text:s/></text:span></text:p><text:p text:style-name="P20"><text:span text:style-name="T15">Sinnesschärfe: 3 </text:span></text:p><text:p text:style-name="P18"><text:span text:style-name="T12">...</text:span></text:p></draw:text-box></draw:frame><draw:frame draw:style-name="gr14" draw:text-style-name="P21" svg:width="5.557cm" svg:height="2.444cm" svg:x="2.757cm" svg:y="4.591cm"><draw:text-box><text:p text:style-name="P18"><text:span text:style-name="T14">Aktionen</text:span></text:p><text:p text:style-name="P18"><text:span text:style-name="T12">Angriff : 4 a 4 Schaden W4</text:span></text:p><text:p text:style-name="P18"><text:span text:style-name="T12">Ausweichen : 10 a 2</text:span></text:p><text:p text:style-name="P18"><text:span text:style-name="T16">...</text:span></text:p></draw:text-box></draw:frame><draw:frame draw:style-name="gr15" draw:text-style-name="P17" svg:width="0.533cm" svg:height="0.553cm" svg:x="7.451cm" svg:y="0.749cm"><draw:image xlink:href="Pictures/100002010000002000000020B7C0B923.png" xlink:type="simple" xlink:show="embed" xlink:actuate="onLoad"><text:p/></draw:image></draw:frame><draw:frame draw:style-name="gr16" draw:text-style-name="P21" svg:width="7.6cm" svg:height="0.983cm" svg:x="-0.804cm" svg:y="7.301cm"><draw:text-box><text:p text:style-name="P18"><text:span text:style-name="T14">Oft mitgetragene Objekte</text:span></text:p></draw:text-box></draw:frame><draw:frame draw:style-name="gr17" draw:text-style-name="P21" svg:width="3.682cm" svg:height="0.983cm" svg:x="12.744cm" svg:y="7.184cm"><draw:text-box><text:p text:style-name="P18"><text:span text:style-name="T14">Geschichte</text:span></text:p></draw:text-box></draw:frame><draw:frame draw:style-name="gr18" draw:text-style-name="P19" svg:width="1.329cm" svg:height="0.74cm" svg:x="-0.772cm" svg:y="8.927cm"><draw:text-box><text:p text:style-name="P18"><text:span text:style-name="T12">Item</text:span></text:p></draw:text-box></draw:frame><draw:frame draw:style-name="gr19" draw:text-style-name="P19" svg:width="1.329cm" svg:height="0.74cm" svg:x="12.854cm" svg:y="9.601cm"><draw:text-box><text:p text:style-name="P18"><text:span text:style-name="T12">Item</text:span></text:p></draw:text-box></draw:frame><draw:frame draw:style-name="gr20" draw:text-style-name="P19" svg:width="1.329cm" svg:height="0.74cm" svg:x="12.854cm" svg:y="8.876cm"><draw:text-box><text:p text:style-name="P18"><text:span text:style-name="T12">Item</text:span></text:p></draw:text-box></draw:frame><draw:frame draw:style-name="gr21" draw:text-style-name="P19" svg:width="1.632cm" svg:height="0.74cm" svg:x="12.885cm" svg:y="8.202cm"><draw:text-box><text:p text:style-name="P18"><text:span text:style-name="T12">Item</text:span></text:p></draw:text-box></draw:frame><draw:frame draw:style-name="gr22" draw:text-style-name="P19" svg:width="1.329cm" svg:height="0.74cm" svg:x="-0.817cm" svg:y="9.662cm"><draw:text-box><text:p text:style-name="P18"><text:span text:style-name="T12">Item</text:span></text:p></draw:text-box></draw:frame><draw:frame draw:style-name="gr23" draw:text-style-name="P19" svg:width="1.534cm" svg:height="0.74cm" svg:x="-0.817cm" svg:y="8.239cm"><draw:text-box><text:p text:style-name="P18"><text:span text:style-name="T12">Item</text:span></text:p></draw:text-box></draw:frame><draw:line draw:style-name="gr24" draw:text-style-name="P17" svg:x1="-0.816cm" svg:y1="8.963cm" svg:x2="0.684cm" svg:y2="8.963cm"><text:p/></draw:line><draw:line draw:style-name="gr25" draw:text-style-name="P17" svg:x1="-0.816cm" svg:y1="9.662cm" svg:x2="0.684cm" svg:y2="9.662cm"><text:p/></draw:line><draw:line draw:style-name="gr26" draw:text-style-name="P17" svg:x1="-0.816cm" svg:y1="10.363cm" svg:x2="0.684cm" svg:y2="10.363cm"><text:p/></draw:line><draw:line draw:style-name="gr27" draw:text-style-name="P17" svg:x1="12.985cm" svg:y1="8.9cm" svg:x2="14.685cm" svg:y2="8.9cm"><text:p/></draw:line><draw:line draw:style-name="gr28" draw:text-style-name="P17" svg:x1="12.885cm" svg:y1="9.701cm" svg:x2="14.685cm" svg:y2="9.701cm"><text:p/></draw:line><draw:line draw:style-name="gr29" draw:text-style-name="P17" svg:x1="12.885cm" svg:y1="10.4cm" svg:x2="14.785cm" svg:y2="10.4cm"><text:p/></draw:line><draw:frame draw:style-name="gr30" draw:text-style-name="P19" svg:width="1.329cm" svg:height="0.74cm" svg:x="-0.772cm" svg:y="8.927cm"><draw:text-box><text:p text:style-name="P18"><text:span text:style-name="T12">Item</text:span></text:p></draw:text-box></draw:frame><draw:frame draw:style-name="gr31" draw:text-style-name="P19" svg:width="1.329cm" svg:height="0.74cm" svg:x="-0.817cm" svg:y="9.662cm"><draw:text-box><text:p text:style-name="P18"><text:span text:style-name="T12">Item</text:span></text:p></draw:text-box></draw:frame><draw:frame draw:style-name="gr32" draw:text-style-name="P19" svg:width="1.534cm" svg:height="0.74cm" svg:x="-0.817cm" svg:y="8.239cm"><draw:text-box><text:p text:style-name="P18"><text:span text:style-name="T12">Item</text:span></text:p></draw:text-box></draw:frame><draw:line draw:style-name="gr33" draw:text-style-name="P17" svg:x1="-0.816cm" svg:y1="8.963cm" svg:x2="0.684cm" svg:y2="8.963cm"><text:p/></draw:line><draw:line draw:style-name="gr34" draw:text-style-name="P17" svg:x1="-0.816cm" svg:y1="9.662cm" svg:x2="0.684cm" svg:y2="9.662cm"><text:p/></draw:line><draw:line draw:style-name="gr35" draw:text-style-name="P17" svg:x1="-0.816cm" svg:y1="10.363cm" svg:x2="0.684cm" svg:y2="10.363cm"><text:p/></draw:line><draw:custom-shape draw:style-name="gr36" draw:text-style-name="P17" svg:width="0.9cm" svg:height="0.802cm" svg:x="6.784cm" svg:y="7.35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1" svg:width="0.876cm" svg:height="0.983cm" svg:x="6.809cm" svg:y="7.301cm"><draw:text-box><text:p text:style-name="P18"><text:span text:style-name="T14">+</text:span></text:p></draw:text-box></draw:frame><draw:custom-shape draw:style-name="gr38" draw:text-style-name="P17" svg:width="0.902cm" svg:height="0.8cm" svg:x="16.383cm" svg:y="7.15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21" svg:width="0.876cm" svg:height="0.983cm" svg:x="16.41cm" svg:y="7.101cm"><draw:text-box><text:p text:style-name="P18"><text:span text:style-name="T14">+</text:span></text:p></draw:text-box></draw:frame><draw:frame draw:style-name="gr40" draw:text-style-name="P21" svg:width="3.259cm" svg:height="0.983cm" svg:x="8.185cm" svg:y="7.285cm"><draw:text-box><text:p text:style-name="P18"><text:span text:style-name="T14">Instanzen</text:span></text:p></draw:text-box></draw:frame><draw:frame draw:style-name="gr41" draw:text-style-name="P19" svg:width="1.329cm" svg:height="0.74cm" svg:x="8.292cm" svg:y="9.701cm"><draw:text-box><text:p text:style-name="P18"><text:span text:style-name="T12">Item</text:span></text:p></draw:text-box></draw:frame><draw:frame draw:style-name="gr42" draw:text-style-name="P19" svg:width="1.329cm" svg:height="0.74cm" svg:x="8.292cm" svg:y="8.976cm"><draw:text-box><text:p text:style-name="P18"><text:span text:style-name="T12">Item</text:span></text:p></draw:text-box></draw:frame><draw:frame draw:style-name="gr43" draw:text-style-name="P19" svg:width="1.632cm" svg:height="0.74cm" svg:x="8.326cm" svg:y="8.301cm"><draw:text-box><text:p text:style-name="P18"><text:span text:style-name="T12">Item</text:span></text:p></draw:text-box></draw:frame><draw:line draw:style-name="gr44" draw:text-style-name="P17" svg:x1="8.425cm" svg:y1="9.001cm" svg:x2="10.125cm" svg:y2="9.001cm"><text:p/></draw:line><draw:line draw:style-name="gr45" draw:text-style-name="P17" svg:x1="8.325cm" svg:y1="9.801cm" svg:x2="10.125cm" svg:y2="9.801cm"><text:p/></draw:line><draw:line draw:style-name="gr46" draw:text-style-name="P17" svg:x1="8.325cm" svg:y1="10.501cm" svg:x2="10.225cm" svg:y2="10.501cm"><text:p/></draw:line><draw:custom-shape draw:style-name="gr47" draw:text-style-name="P17" svg:width="0.9cm" svg:height="0.802cm" svg:x="11.584cm" svg:y="7.3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 draw:text-style-name="P21" svg:width="0.876cm" svg:height="0.983cm" svg:x="11.584cm" svg:y="7.239cm"><draw:text-box><text:p text:style-name="P18"><text:span text:style-name="T14">+</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ür eine Instanz würde es sehr ähnlich aussehen. Eine Instanz hätte noch zusätzlich ein Momentaner Lebens- und Ausdauerwert, und hätte anstatt oft mitgetragene Objekte einfach Objekte dabei, die man am besten aus der Auswahl des Archetypen wählen könnte.</text:p>
      <text:p text:style-name="P6"><text:soft-page-break/></text:p>
      <text:p text:style-name="P4">NPC</text:p>
      <text:p text:style-name="P10">Die meisten NPC sind sehr einfach gestrikt, sie haben eine Beschreibung ein Name, ein Wohnort und dann ein paar Relationen zu anderen NPC und vielleicht auch Spieler Charaktere, diese Relation muss also etwas anders implementiert werden. Es kann aber noch durchaus vorkommen, dass <text:span text:style-name="T5">ein NPC auch noch ein Gegner ist. Anstatt alles doppelt zu halten, wird einfach ein Gegner in Relation zum NPC gesetzt. Ansonsten siehts ganz einfach aus, wieder eine Ordner Struktur für die NPC und sonst nur Titel , Sozial status und Beschreibung</text:span></text:p>
      <text:p text:style-name="P10"><draw:g text:anchor-type="paragraph" draw:z-index="1" draw:style-name="gr1"><draw:line draw:style-name="gr49" draw:text-style-name="P17" svg:x1="3.703cm" svg:y1="0.369cm" svg:x2="3.703cm" svg:y2="6.969cm"><text:p/></draw:line><draw:line draw:style-name="gr50" draw:text-style-name="P17" svg:x1="1.097cm" svg:y1="7.026cm" svg:x2="15.997cm" svg:y2="7.026cm"><text:p/></draw:line><draw:frame draw:style-name="gr51" draw:text-style-name="P19" svg:width="3.8cm" svg:height="3.661cm" svg:x="0.002cm" svg:y="0.626cm"><draw:text-box><text:p text:style-name="P18"><text:span text:style-name="T12">Welt</text:span></text:p><text:p text:style-name="P18"><text:span text:style-name="T12">|--Bauern</text:span></text:p><text:p text:style-name="P18"><text:span text:style-name="T12">|--Kirche</text:span></text:p><text:p text:style-name="P18"><text:span text:style-name="T12">|--Adel</text:span></text:p><text:p text:style-name="P18"><text:span text:style-name="T12"><text:s text:c="3"/></text:span><text:span text:style-name="T12">|--</text:span><text:span text:style-name="T13">Ritter</text:span></text:p><text:p text:style-name="P18"><text:span text:style-name="T12"><text:s text:c="3"/></text:span><text:span text:style-name="T12">|--Königsfamilie</text:span></text:p><text:p text:style-name="P18"><text:span text:style-name="T12"/></text:p></draw:text-box></draw:frame><draw:frame draw:style-name="gr52" draw:text-style-name="P19" svg:width="3.608cm" svg:height="0.74cm" svg:x="4.195cm" svg:y="0.369cm"><draw:text-box><text:p text:style-name="P18"><text:span text:style-name="T12">König Malagor</text:span></text:p></draw:text-box></draw:frame><draw:frame draw:style-name="gr53" draw:text-style-name="P19" svg:width="11.501cm" svg:height="3.174cm" svg:x="4.202cm" svg:y="1.6cm"><draw:text-box><text:p text:style-name="P18"><text:span text:style-name="T12">Beschreibung elfjwej Wefn</text:span></text:p><text:p text:style-name="P18"><text:span text:style-name="T12">Piewnf Pwenfpiewfnipfnpweifnewfn Ewfnwepwenfiwenf Weifw epfnewfinweofnweéfnvweohwe oivehf uefhdsfhdsfhé dshf dsfh sdéfsdh fésdoh vsdév suhv osdhvouds vossdv souv hsoévhsavéah voédshvéuhu dséh vodésv </text:span></text:p></draw:text-box></draw:frame><draw:frame draw:style-name="gr54" draw:text-style-name="P17" svg:width="0.533cm" svg:height="0.551cm" svg:x="7.469cm" svg:y="0.469cm"><draw:image xlink:href="Pictures/100002010000002000000020B7C0B923.png" xlink:type="simple" xlink:show="embed" xlink:actuate="onLoad"><text:p/></draw:image></draw:frame><draw:frame draw:style-name="gr55" draw:text-style-name="P17" svg:width="0.535cm" svg:height="0.551cm" svg:x="15.168cm" svg:y="1.519cm"><draw:image xlink:href="Pictures/100002010000002000000020B7C0B923.png" xlink:type="simple" xlink:show="embed" xlink:actuate="onLoad"><text:p/></draw:image></draw:frame><draw:frame draw:style-name="gr56" draw:text-style-name="P17" svg:width="0.535cm" svg:height="0.553cm" svg:x="1.997cm" svg:y="6.274cm"><draw:image xlink:href="Pictures/100002010000002000000020B7C0B923.png" xlink:type="simple" xlink:show="embed" xlink:actuate="onLoad"><text:p/></draw:image></draw:frame><draw:line draw:style-name="gr57" draw:text-style-name="P17" svg:x1="14.498cm" svg:y1="7.069cm" svg:x2="16.398cm" svg:y2="7.069cm"><text:p/></draw:line><draw:frame draw:style-name="gr58" draw:text-style-name="P21" svg:width="2.694cm" svg:height="0.983cm" svg:x="0.198cm" svg:y="7.269cm"><draw:text-box><text:p text:style-name="P18"><text:span text:style-name="T14">Objekte</text:span></text:p></draw:text-box></draw:frame><draw:frame draw:style-name="gr59" draw:text-style-name="P21" svg:width="3.682cm" svg:height="0.983cm" svg:x="13.702cm" svg:y="7.394cm"><draw:text-box><text:p text:style-name="P18"><text:span text:style-name="T14">Geschichte</text:span></text:p></draw:text-box></draw:frame><draw:frame draw:style-name="gr60" draw:text-style-name="P19" svg:width="1.329cm" svg:height="0.74cm" svg:x="0.23cm" svg:y="8.895cm"><draw:text-box><text:p text:style-name="P18"><text:span text:style-name="T12">Item</text:span></text:p></draw:text-box></draw:frame><draw:frame draw:style-name="gr61" draw:text-style-name="P19" svg:width="1.329cm" svg:height="0.74cm" svg:x="13.811cm" svg:y="9.813cm"><draw:text-box><text:p text:style-name="P18"><text:span text:style-name="T12">Item</text:span></text:p></draw:text-box></draw:frame><draw:frame draw:style-name="gr62" draw:text-style-name="P19" svg:width="1.329cm" svg:height="0.74cm" svg:x="13.811cm" svg:y="9.088cm"><draw:text-box><text:p text:style-name="P18"><text:span text:style-name="T12">Item</text:span></text:p></draw:text-box></draw:frame><draw:frame draw:style-name="gr63" draw:text-style-name="P19" svg:width="1.632cm" svg:height="0.74cm" svg:x="13.843cm" svg:y="8.412cm"><draw:text-box><text:p text:style-name="P18"><text:span text:style-name="T12">Item</text:span></text:p></draw:text-box></draw:frame><draw:frame draw:style-name="gr64" draw:text-style-name="P19" svg:width="1.329cm" svg:height="0.74cm" svg:x="0.185cm" svg:y="9.631cm"><draw:text-box><text:p text:style-name="P18"><text:span text:style-name="T12">Item</text:span></text:p></draw:text-box></draw:frame><draw:frame draw:style-name="gr65" draw:text-style-name="P19" svg:width="1.534cm" svg:height="0.74cm" svg:x="0.185cm" svg:y="8.206cm"><draw:text-box><text:p text:style-name="P18"><text:span text:style-name="T12">Item</text:span></text:p></draw:text-box></draw:frame><draw:line draw:style-name="gr66" draw:text-style-name="P17" svg:x1="0.186cm" svg:y1="8.931cm" svg:x2="1.686cm" svg:y2="8.931cm"><text:p/></draw:line><draw:line draw:style-name="gr67" draw:text-style-name="P17" svg:x1="0.186cm" svg:y1="9.631cm" svg:x2="1.686cm" svg:y2="9.631cm"><text:p/></draw:line><draw:line draw:style-name="gr68" draw:text-style-name="P17" svg:x1="0.186cm" svg:y1="10.331cm" svg:x2="1.686cm" svg:y2="10.331cm"><text:p/></draw:line><draw:line draw:style-name="gr69" draw:text-style-name="P17" svg:x1="13.943cm" svg:y1="9.112cm" svg:x2="15.643cm" svg:y2="9.112cm"><text:p/></draw:line><draw:line draw:style-name="gr70" draw:text-style-name="P17" svg:x1="13.843cm" svg:y1="9.912cm" svg:x2="15.643cm" svg:y2="9.912cm"><text:p/></draw:line><draw:line draw:style-name="gr71" draw:text-style-name="P17" svg:x1="13.843cm" svg:y1="10.612cm" svg:x2="15.743cm" svg:y2="10.612cm"><text:p/></draw:line><draw:frame draw:style-name="gr72" draw:text-style-name="P19" svg:width="1.329cm" svg:height="0.74cm" svg:x="0.23cm" svg:y="8.895cm"><draw:text-box><text:p text:style-name="P18"><text:span text:style-name="T12">Item</text:span></text:p></draw:text-box></draw:frame><draw:frame draw:style-name="gr73" draw:text-style-name="P19" svg:width="1.329cm" svg:height="0.74cm" svg:x="0.185cm" svg:y="9.631cm"><draw:text-box><text:p text:style-name="P18"><text:span text:style-name="T12">Item</text:span></text:p></draw:text-box></draw:frame><draw:frame draw:style-name="gr74" draw:text-style-name="P19" svg:width="1.534cm" svg:height="0.74cm" svg:x="0.185cm" svg:y="8.206cm"><draw:text-box><text:p text:style-name="P18"><text:span text:style-name="T12">Item</text:span></text:p></draw:text-box></draw:frame><draw:line draw:style-name="gr75" draw:text-style-name="P17" svg:x1="0.186cm" svg:y1="8.931cm" svg:x2="1.686cm" svg:y2="8.931cm"><text:p/></draw:line><draw:line draw:style-name="gr76" draw:text-style-name="P17" svg:x1="0.186cm" svg:y1="9.631cm" svg:x2="1.686cm" svg:y2="9.631cm"><text:p/></draw:line><draw:line draw:style-name="gr77" draw:text-style-name="P17" svg:x1="0.186cm" svg:y1="10.331cm" svg:x2="1.686cm" svg:y2="10.331cm"><text:p/></draw:line><draw:custom-shape draw:style-name="gr78" draw:text-style-name="P17" svg:width="0.9cm" svg:height="0.8cm" svg:x="3.002cm" svg:y="7.3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9" draw:text-style-name="P21" svg:width="0.876cm" svg:height="0.983cm" svg:x="3.027cm" svg:y="7.269cm"><draw:text-box><text:p text:style-name="P18"><text:span text:style-name="T14">+</text:span></text:p></draw:text-box></draw:frame><draw:custom-shape draw:style-name="gr80" draw:text-style-name="P17" svg:width="0.9cm" svg:height="0.802cm" svg:x="17.343cm" svg:y="7.36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1" draw:text-style-name="P21" svg:width="0.876cm" svg:height="0.983cm" svg:x="17.367cm" svg:y="7.311cm"><draw:text-box><text:p text:style-name="P18"><text:span text:style-name="T14">+</text:span></text:p></draw:text-box></draw:frame><draw:frame draw:style-name="gr82" draw:text-style-name="P21" svg:width="1.74cm" svg:height="0.983cm" svg:x="5.101cm" svg:y="7.352cm"><draw:text-box><text:p text:style-name="P18"><text:span text:style-name="T14">Orte</text:span></text:p></draw:text-box></draw:frame><draw:frame draw:style-name="gr83" draw:text-style-name="P19" svg:width="1.329cm" svg:height="0.74cm" svg:x="5.211cm" svg:y="9.768cm"><draw:text-box><text:p text:style-name="P18"><text:span text:style-name="T12">Item</text:span></text:p></draw:text-box></draw:frame><draw:frame draw:style-name="gr84" draw:text-style-name="P19" svg:width="1.329cm" svg:height="0.74cm" svg:x="5.211cm" svg:y="9.044cm"><draw:text-box><text:p text:style-name="P18"><text:span text:style-name="T12">Item</text:span></text:p></draw:text-box></draw:frame><draw:frame draw:style-name="gr85" draw:text-style-name="P19" svg:width="1.634cm" svg:height="0.74cm" svg:x="5.243cm" svg:y="8.37cm"><draw:text-box><text:p text:style-name="P18"><text:span text:style-name="T12">Item</text:span></text:p></draw:text-box></draw:frame><draw:line draw:style-name="gr86" draw:text-style-name="P17" svg:x1="5.343cm" svg:y1="9.069cm" svg:x2="7.043cm" svg:y2="9.069cm"><text:p/></draw:line><draw:line draw:style-name="gr87" draw:text-style-name="P17" svg:x1="5.244cm" svg:y1="9.869cm" svg:x2="7.044cm" svg:y2="9.869cm"><text:p/></draw:line><draw:line draw:style-name="gr88" draw:text-style-name="P17" svg:x1="5.244cm" svg:y1="10.569cm" svg:x2="7.144cm" svg:y2="10.569cm"><text:p/></draw:line><draw:custom-shape draw:style-name="gr89" draw:text-style-name="P17" svg:width="0.9cm" svg:height="0.8cm" svg:x="7.603cm" svg:y="7.3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0" draw:text-style-name="P21" svg:width="0.876cm" svg:height="0.983cm" svg:x="7.603cm" svg:y="7.308cm"><draw:text-box><text:p text:style-name="P18"><text:span text:style-name="T14">+</text:span></text:p></draw:text-box></draw:frame><draw:frame draw:style-name="gr91" draw:text-style-name="P19" svg:width="3.608cm" svg:height="0.74cm" svg:x="11.894cm" svg:y="0.344cm"><draw:text-box><text:p text:style-name="P18"><text:span text:style-name="T12">Gegner : None</text:span></text:p></draw:text-box></draw:frame><draw:frame draw:style-name="gr92" draw:text-style-name="P17" svg:width="0.535cm" svg:height="0.553cm" svg:x="15.067cm" svg:y="0.369cm"><draw:image xlink:href="Pictures/100002010000002000000020B7C0B923.png" xlink:type="simple" xlink:show="embed" xlink:actuate="onLoad"><text:p/></draw:image></draw:frame><draw:line draw:style-name="gr93" draw:text-style-name="P17" svg:x1="14.499cm" svg:y1="7.07cm" svg:x2="16.399cm" svg:y2="7.07cm"><text:p/></draw:line><draw:frame draw:style-name="gr94" draw:text-style-name="P21" svg:width="3.682cm" svg:height="0.983cm" svg:x="13.702cm" svg:y="7.396cm"><draw:text-box><text:p text:style-name="P18"><text:span text:style-name="T14">Geschichte</text:span></text:p></draw:text-box></draw:frame><draw:frame draw:style-name="gr95" draw:text-style-name="P19" svg:width="1.329cm" svg:height="0.74cm" svg:x="13.811cm" svg:y="9.813cm"><draw:text-box><text:p text:style-name="P18"><text:span text:style-name="T12">Item</text:span></text:p></draw:text-box></draw:frame><draw:frame draw:style-name="gr96" draw:text-style-name="P19" svg:width="1.329cm" svg:height="0.74cm" svg:x="13.811cm" svg:y="9.088cm"><draw:text-box><text:p text:style-name="P18"><text:span text:style-name="T12">Item</text:span></text:p></draw:text-box></draw:frame><draw:frame draw:style-name="gr97" draw:text-style-name="P19" svg:width="1.634cm" svg:height="0.74cm" svg:x="13.843cm" svg:y="8.414cm"><draw:text-box><text:p text:style-name="P18"><text:span text:style-name="T12">Item</text:span></text:p></draw:text-box></draw:frame><draw:line draw:style-name="gr98" draw:text-style-name="P17" svg:x1="13.944cm" svg:y1="9.113cm" svg:x2="15.644cm" svg:y2="9.113cm"><text:p/></draw:line><draw:line draw:style-name="gr99" draw:text-style-name="P17" svg:x1="13.844cm" svg:y1="9.913cm" svg:x2="15.644cm" svg:y2="9.913cm"><text:p/></draw:line><draw:line draw:style-name="gr100" draw:text-style-name="P17" svg:x1="13.844cm" svg:y1="10.613cm" svg:x2="15.744cm" svg:y2="10.613cm"><text:p/></draw:line><draw:custom-shape draw:style-name="gr101" draw:text-style-name="P17" svg:width="0.9cm" svg:height="0.8cm" svg:x="17.343cm" svg:y="7.3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21" svg:width="0.876cm" svg:height="0.983cm" svg:x="17.367cm" svg:y="7.313cm"><draw:text-box><text:p text:style-name="P18"><text:span text:style-name="T14">+</text:span></text:p></draw:text-box></draw:frame><draw:line draw:style-name="gr103" draw:text-style-name="P17" svg:x1="9.556cm" svg:y1="7.025cm" svg:x2="11.456cm" svg:y2="7.025cm"><text:p/></draw:line><draw:frame draw:style-name="gr104" draw:text-style-name="P19" svg:width="1.329cm" svg:height="0.74cm" svg:x="8.871cm" svg:y="9.768cm"><draw:text-box><text:p text:style-name="P18"><text:span text:style-name="T12">Item</text:span></text:p></draw:text-box></draw:frame><draw:frame draw:style-name="gr105" draw:text-style-name="P19" svg:width="1.329cm" svg:height="0.74cm" svg:x="8.871cm" svg:y="9.044cm"><draw:text-box><text:p text:style-name="P18"><text:span text:style-name="T12">Item</text:span></text:p></draw:text-box></draw:frame><draw:frame draw:style-name="gr106" draw:text-style-name="P19" svg:width="1.632cm" svg:height="0.74cm" svg:x="8.903cm" svg:y="8.368cm"><draw:text-box><text:p text:style-name="P18"><text:span text:style-name="T12">Item</text:span></text:p></draw:text-box></draw:frame><draw:line draw:style-name="gr107" draw:text-style-name="P17" svg:x1="9.002cm" svg:y1="9.068cm" svg:x2="10.702cm" svg:y2="9.068cm"><text:p/></draw:line><draw:line draw:style-name="gr108" draw:text-style-name="P17" svg:x1="8.903cm" svg:y1="9.868cm" svg:x2="10.703cm" svg:y2="9.868cm"><text:p/></draw:line><draw:line draw:style-name="gr109" draw:text-style-name="P17" svg:x1="8.903cm" svg:y1="10.569cm" svg:x2="10.803cm" svg:y2="10.569cm"><text:p/></draw:line><draw:custom-shape draw:style-name="gr110" draw:text-style-name="P17" svg:width="0.9cm" svg:height="0.802cm" svg:x="10.702cm" svg:y="7.4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1" draw:text-style-name="P21" svg:width="0.876cm" svg:height="0.983cm" svg:x="10.726cm" svg:y="7.37cm"><draw:text-box><text:p text:style-name="P18"><text:span text:style-name="T14">+</text:span></text:p></draw:text-box></draw:frame><draw:line draw:style-name="gr112" draw:text-style-name="P17" svg:x1="9.557cm" svg:y1="7.026cm" svg:x2="11.457cm" svg:y2="7.026cm"><text:p/></draw:line><draw:frame draw:style-name="gr113" draw:text-style-name="P21" svg:width="1.846cm" svg:height="0.983cm" svg:x="8.761cm" svg:y="7.352cm"><draw:text-box><text:p text:style-name="P18"><text:span text:style-name="T14">NPC</text:span></text:p></draw:text-box></draw:frame><draw:frame draw:style-name="gr114" draw:text-style-name="P19" svg:width="1.329cm" svg:height="0.74cm" svg:x="8.871cm" svg:y="9.768cm"><draw:text-box><text:p text:style-name="P18"><text:span text:style-name="T12">Item</text:span></text:p></draw:text-box></draw:frame><draw:frame draw:style-name="gr115" draw:text-style-name="P19" svg:width="1.329cm" svg:height="0.74cm" svg:x="8.871cm" svg:y="9.044cm"><draw:text-box><text:p text:style-name="P18"><text:span text:style-name="T12">Item</text:span></text:p></draw:text-box></draw:frame><draw:frame draw:style-name="gr116" draw:text-style-name="P19" svg:width="1.632cm" svg:height="0.74cm" svg:x="8.903cm" svg:y="8.37cm"><draw:text-box><text:p text:style-name="P18"><text:span text:style-name="T12">Item</text:span></text:p></draw:text-box></draw:frame><draw:line draw:style-name="gr117" draw:text-style-name="P17" svg:x1="9.003cm" svg:y1="9.069cm" svg:x2="10.703cm" svg:y2="9.069cm"><text:p/></draw:line><draw:line draw:style-name="gr118" draw:text-style-name="P17" svg:x1="8.904cm" svg:y1="9.869cm" svg:x2="10.704cm" svg:y2="9.869cm"><text:p/></draw:line><draw:line draw:style-name="gr119" draw:text-style-name="P17" svg:x1="8.904cm" svg:y1="10.569cm" svg:x2="10.804cm" svg:y2="10.569cm"><text:p/></draw:line><draw:custom-shape draw:style-name="gr120" draw:text-style-name="P17" svg:width="0.9cm" svg:height="0.802cm" svg:x="10.702cm" svg:y="7.4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1" draw:text-style-name="P21" svg:width="0.876cm" svg:height="0.983cm" svg:x="10.726cm" svg:y="7.37cm"><draw:text-box><text:p text:style-name="P18"><text:span text:style-name="T14">+</text:span></text:p></draw:text-box></draw:frame><draw:frame draw:style-name="gr122" draw:text-style-name="P19" svg:width="3.61cm" svg:height="0.74cm" svg:x="7.894cm" svg:y="0.344cm"><draw:text-box><text:p text:style-name="P18"><text:span text:style-name="T12">Sozial Status:10</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Objekte</text:p>
      <text:p text:style-name="P11">Wahrscheinlich das Komplizierteste von allen. <text:span text:style-name="T7">Es gibt entweder einfache Objekte oder sie haben eine « erweiterung », dazu kommen wir später</text:span>. <text:span text:style-name="T7">Objekte haben einen </text:span>Name<text:span text:style-name="T7">n</text:span>, <text:span text:style-name="T7">und </text:span>eine Beschreibung <text:span text:style-name="T7">dazu werden sie noch mit einem Gewicht </text:span>und ein <text:span text:style-name="T7">Wert beschrieben</text:span>. <text:s/><text:span text:style-name="T7">Zusätzlich gibt es noch ein Wert der Beschreibt ob sie verbrauchbar sind und ob der Verbrauch auf einmal passiert oder auf mehrmals verteilt wird. z.B. ein Ring ist nicht verbrauchbar, 10g Tabak kann für 5 Zigaretten gebraucht werden und ein Trank kann getrunken werden und ist dann verbraucht. (Was mit der Flasche dann passiert können wir in einem zweiten oder dritten Anlauf anpacken). </text:span></text:p>
      <text:p text:style-name="P13">In diesem Fall sind Archetypen und Instanzen nicht zu Unterscheiden ausser der Tatsache was von den beiden sie sind und, dass Instanzen ein Besitzer oder ein Ort haben wo sie sich befinden.</text:p>
      <text:p text:style-name="P14">Ich Beschreibe jetzt noch die Erweiterungen, in der Datenbank sieht es so aus, dass ein Fremdschlüssel in der Objekt Tabelle ist und im Normalfall null isr. Falls das Objekt eine Erweiterung hat, so zeigt dieser Fremdschlüssel auf diesen Wert. Diese Lösung erlaubt es zielich <text:soft-page-break/>einfach die Varietäten an Erweiterungen ganz einfach zu erweitern ohne viele andere sachen an zu passen.</text:p>
      <text:p text:style-name="P12"><text:span text:style-name="T8">Kleidung</text:span>, <text:span text:style-name="T7">darunter auch</text:span> Rüstung. Ein Kleidungsstück ist meist nicht verbrauchbar. Zusätzlich kommen ein Körper Teil ein Wert für die Wärme die dieses Stück bietet und ein Wert für den Schutz. </text:p>
      <text:p text:style-name="P14"><text:span text:style-name="T8">Wekzeuge</text:span><text:span text:style-name="T6">, dies ist ein allgemeiner Begriff eine Schaufel ein Fahrzeug und auch die Waffen und Schilder zählen da dazu. Die haben infos zu Aktionen und sind entweder beidhändig, einhàndig oder händefrei zu bedienen. Sie haben auch noch ein Typ, dieser ist relevant für die Talente der Helden und ist einfach nur ein String.</text:span></text:p>
      <text:p text:style-name="P15">Spruch<text:span text:style-name="T9">, </text:span><text:span text:style-name="T10">sprüche stehen auch für Rituale aller arten, unterschieden wird da aber nur in der Beschreibung und sonst nirgends. E</text:span><text:span text:style-name="T9">in Spruch hat die Attribute, Mana </text:span><text:span text:style-name="T10">(notwendig,ausgabe,</text:span><text:span text:style-name="T11">max</text:span><text:span text:style-name="T10">)</text:span><text:span text:style-name="T9">, Schwierigkeit. </text:span><text:span text:style-name="T10">Dazu hat ein Spruch zusätzlich noch die möglichkeit Aktionen aller arten zu haben.</text:span></text:p>
      <text:p text:style-name="P16">Das Layout im web wäre analog zum Gegner Layout nur halt mit den Entsprechenden Fel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Helvetica" svg:font-family="Helvetica, 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20:33:04.196000000</meta:creation-date>
    <meta:generator>LibreOffice/4.2.5.2$Windows_x86 LibreOffice_project/6ff819b65674ae6c83f3cbab9e4a4c2b292a7a94</meta:generator>
    <dc:date>2016-02-14T17:26:03.055000000</dc:date>
    <meta:editing-duration>PT6H45M2S</meta:editing-duration>
    <meta:editing-cycles>2</meta:editing-cycles>
    <meta:document-statistic meta:table-count="0" meta:image-count="0" meta:object-count="0" meta:page-count="3" meta:paragraph-count="18" meta:word-count="624" meta:character-count="3963" meta:non-whitespace-character-count="3353"/>
  </office:meta>
</office:document-meta>
</file>